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sistenceManagedTypesTests.createWithManagedClassNamesAndPack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ersistenceManagedTypesTests.createWithNullManaged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istenceManagedTypesTests.createWithManagedClass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